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1">
      <style:drawing-page-properties draw:fill="bitmap" draw:fill-image-name="a5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draw:fill="none" draw:stroke="solid" svg:stroke-width="0.03125in" svg:stroke-color="#92d050" draw:marker-end="a601" svg:stroke-opacity="100%" svg:stroke-linecap="round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draw:fill="none" draw:stroke="solid" svg:stroke-width="0.03125in" svg:stroke-color="#92d050" draw:marker-end="a603" svg:stroke-opacity="100%" svg:stroke-linecap="round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6">
      <style:graphic-properties draw:fill="none" draw:stroke="solid" svg:stroke-width="0.03125in" svg:stroke-color="#92d050" draw:marker-end="a605" svg:stroke-opacity="100%" svg:stroke-linecap="round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draw:fill="none" draw:stroke="solid" svg:stroke-width="0.03125in" svg:stroke-color="#92d050" draw:marker-end="a607" svg:stroke-opacity="100%" svg:stroke-linecap="round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4">
      <style:drawing-page-properties draw:fill="bitmap" draw:fill-image-name="a7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complex="Calibri Ligh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asian="Calibri Light" style:font-family-complex="Calibri Ligh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draw:fill="none" draw:stroke="solid" svg:stroke-width="0.03125in" svg:stroke-color="#92d050" draw:marker-end="a609" svg:stroke-opacity="100%" svg:stroke-linecap="round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8">
      <style:graphic-properties draw:fill="none" draw:stroke="solid" svg:stroke-width="0.03125in" svg:stroke-color="#92d050" draw:marker-end="a617" svg:stroke-opacity="100%" svg:stroke-linecap="round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5">
      <style:drawing-page-properties draw:fill="bitmap" draw:fill-image-name="a5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draw:fill="none" draw:stroke="solid" svg:stroke-width="0.03125in" svg:stroke-color="#92d050" draw:marker-end="a619" svg:stroke-opacity="100%" svg:stroke-linecap="round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2">
      <style:graphic-properties draw:fill="none" draw:stroke="solid" svg:stroke-width="0.03125in" svg:stroke-color="#92d050" draw:marker-end="a621" svg:stroke-opacity="100%" svg:stroke-linecap="round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4">
      <style:drawing-page-properties draw:fill="bitmap" draw:fill-image-name="a6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1">
      <style:drawing-page-properties draw:fill="bitmap" draw:fill-image-name="a7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" style:font-family-complex="Time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1">
      <style:drawing-page-properties draw:fill="bitmap" draw:fill-image-name="a8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complex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bitmap" draw:fill-image-name="a6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bitmap" draw:fill-image-name="a5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complex="Calibri Light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1.22222in" style:font-size-asian="1.22222in" style:font-size-complex="1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56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83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67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33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5in" text:min-label-width="0.3125in"/>
      </text:list-level-style-number>
      <text:list-level-style-number text:level="3" style:num-format="" style:num-list-format-name="">
        <style:list-level-properties text:space-before="1in" text:min-label-width="0.3125in"/>
      </text:list-level-style-number>
      <text:list-level-style-number text:level="4" style:num-format="" style:num-list-format-name="">
        <style:list-level-properties text:space-before="1.375in" text:min-label-width="0.3125in"/>
      </text:list-level-style-number>
      <text:list-level-style-number text:level="5" style:num-format="" style:num-list-format-name="">
        <style:list-level-properties text:space-before="1.875in" text:min-label-width="0.3125in"/>
      </text:list-level-style-number>
      <text:list-level-style-number text:level="6" style:num-format="" style:num-list-format-name="">
        <style:list-level-properties text:space-before="2.4375in" text:min-label-width="0.3125in"/>
      </text:list-level-style-number>
      <text:list-level-style-number text:level="7" style:num-format="" style:num-list-format-name="">
        <style:list-level-properties text:space-before="2.9375in" text:min-label-width="0.3125in"/>
      </text:list-level-style-number>
      <text:list-level-style-number text:level="8" style:num-format="" style:num-list-format-name="">
        <style:list-level-properties text:space-before="3.4375in" text:min-label-width="0.3125in"/>
      </text:list-level-style-number>
      <text:list-level-style-number text:level="9" style:num-format="" style:num-list-format-name="">
        <style:list-level-properties text:space-before="3.9375in" text:min-label-width="0.3125in"/>
      </text:list-level-style-number>
    </text:list-style>
    <text:list-style style:name="a81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37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5in" text:min-label-width="0.3125in"/>
      </text:list-level-style-number>
      <text:list-level-style-number text:level="3" style:num-format="" style:num-list-format-name="">
        <style:list-level-properties text:space-before="1in" text:min-label-width="0.3125in"/>
      </text:list-level-style-number>
      <text:list-level-style-number text:level="4" style:num-format="" style:num-list-format-name="">
        <style:list-level-properties text:space-before="1.375in" text:min-label-width="0.3125in"/>
      </text:list-level-style-number>
      <text:list-level-style-number text:level="5" style:num-format="" style:num-list-format-name="">
        <style:list-level-properties text:space-before="1.875in" text:min-label-width="0.3125in"/>
      </text:list-level-style-number>
      <text:list-level-style-number text:level="6" style:num-format="" style:num-list-format-name="">
        <style:list-level-properties text:space-before="2.4375in" text:min-label-width="0.3125in"/>
      </text:list-level-style-number>
      <text:list-level-style-number text:level="7" style:num-format="" style:num-list-format-name="">
        <style:list-level-properties text:space-before="2.9375in" text:min-label-width="0.3125in"/>
      </text:list-level-style-number>
      <text:list-level-style-number text:level="8" style:num-format="" style:num-list-format-name="">
        <style:list-level-properties text:space-before="3.4375in" text:min-label-width="0.3125in"/>
      </text:list-level-style-number>
      <text:list-level-style-number text:level="9" style:num-format="" style:num-list-format-name="">
        <style:list-level-properties text:space-before="3.9375in" text:min-label-width="0.3125in"/>
      </text:list-level-style-number>
    </text:list-style>
    <text:list-style style:name="a65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41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5in" text:min-label-width="0.3125in"/>
      </text:list-level-style-number>
      <text:list-level-style-number text:level="3" style:num-format="" style:num-list-format-name="">
        <style:list-level-properties text:space-before="1in" text:min-label-width="0.3125in"/>
      </text:list-level-style-number>
      <text:list-level-style-number text:level="4" style:num-format="" style:num-list-format-name="">
        <style:list-level-properties text:space-before="1.375in" text:min-label-width="0.3125in"/>
      </text:list-level-style-number>
      <text:list-level-style-number text:level="5" style:num-format="" style:num-list-format-name="">
        <style:list-level-properties text:space-before="1.875in" text:min-label-width="0.3125in"/>
      </text:list-level-style-number>
      <text:list-level-style-number text:level="6" style:num-format="" style:num-list-format-name="">
        <style:list-level-properties text:space-before="2.4375in" text:min-label-width="0.3125in"/>
      </text:list-level-style-number>
      <text:list-level-style-number text:level="7" style:num-format="" style:num-list-format-name="">
        <style:list-level-properties text:space-before="2.9375in" text:min-label-width="0.3125in"/>
      </text:list-level-style-number>
      <text:list-level-style-number text:level="8" style:num-format="" style:num-list-format-name="">
        <style:list-level-properties text:space-before="3.4375in" text:min-label-width="0.3125in"/>
      </text:list-level-style-number>
      <text:list-level-style-number text:level="9" style:num-format="" style:num-list-format-name="">
        <style:list-level-properties text:space-before="3.9375in" text:min-label-width="0.3125in"/>
      </text:list-level-style-number>
    </text:list-style>
    <text:list-style style:name="a82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45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5in" text:min-label-width="0.3125in"/>
      </text:list-level-style-number>
      <text:list-level-style-number text:level="3" style:num-format="" style:num-list-format-name="">
        <style:list-level-properties text:space-before="1in" text:min-label-width="0.3125in"/>
      </text:list-level-style-number>
      <text:list-level-style-number text:level="4" style:num-format="" style:num-list-format-name="">
        <style:list-level-properties text:space-before="1.375in" text:min-label-width="0.3125in"/>
      </text:list-level-style-number>
      <text:list-level-style-number text:level="5" style:num-format="" style:num-list-format-name="">
        <style:list-level-properties text:space-before="1.875in" text:min-label-width="0.3125in"/>
      </text:list-level-style-number>
      <text:list-level-style-number text:level="6" style:num-format="" style:num-list-format-name="">
        <style:list-level-properties text:space-before="2.4375in" text:min-label-width="0.3125in"/>
      </text:list-level-style-number>
      <text:list-level-style-number text:level="7" style:num-format="" style:num-list-format-name="">
        <style:list-level-properties text:space-before="2.9375in" text:min-label-width="0.3125in"/>
      </text:list-level-style-number>
      <text:list-level-style-number text:level="8" style:num-format="" style:num-list-format-name="">
        <style:list-level-properties text:space-before="3.4375in" text:min-label-width="0.3125in"/>
      </text:list-level-style-number>
      <text:list-level-style-number text:level="9" style:num-format="" style:num-list-format-name="">
        <style:list-level-properties text:space-before="3.9375in" text:min-label-width="0.3125in"/>
      </text:list-level-style-number>
    </text:list-style>
    <text:list-style style:name="a7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79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72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</office:automatic-styles>
  <office:body>
    <office:presentation>
      <draw:page draw:name="Slide4" draw:style-name="a541" draw:master-page-name="Master1-Layout2-obj-Title-and-Content" presentation:presentation-page-layout-name="Master1-PPL2" draw:id="Slide-259">
        <draw:frame draw:id="id117" presentation:style-name="a545" draw:name="Titre 1" svg:x="0.65566in" svg:y="1.87736in" svg:width="11.07986in" svg:height="1.59259in" presentation:class="title" presentation:placeholder="false">
          <draw:text-box>
            <text:p text:style-name="a544" text:class-names="" text:cond-style-name=""><text:span text:style-name="a542" text:class-names="">UE PROJET</text:span><text:span text:style-name="a543" text:class-names=""/></text:p>
          </draw:text-box>
          <svg:title/>
          <svg:desc/>
        </draw:frame>
        <draw:frame draw:id="id118" presentation:style-name="a549" draw:name="Espace réservé du contenu 2" svg:x="2.52673in" svg:y="2.05957in" svg:width="11.07986in" svg:height="3.99074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SOUTENTANCE</text:span></text:p>
              </text:list-item>
            </text:list>
          </draw:text-box>
          <svg:title/>
          <svg:desc/>
        </draw:frame>
      </draw:page>
      <draw:page draw:name="Slide5" draw:style-name="a551" draw:master-page-name="Master1-Layout2-obj-Title-and-Content" presentation:presentation-page-layout-name="Master1-PPL2" draw:id="Slide-260">
        <draw:frame draw:id="id119" presentation:style-name="a554" draw:name="Titre 1" svg:x="0.75in" svg:y="0.66667in" svg:width="11.07986in" svg:height="1.59259in" presentation:class="title" presentation:placeholder="false">
          <draw:text-box>
            <text:p text:style-name="a553" text:class-names="" text:cond-style-name=""><text:span text:style-name="a552" text:class-names="">ETAT D'AVANCEMENT DU PROJET</text:span></text:p>
          </draw:text-box>
          <svg:title/>
          <svg:desc/>
        </draw:frame>
        <draw:frame draw:id="id120" presentation:style-name="a573" draw:name="Espace réservé du contenu 2" svg:x="0.75in" svg:y="2.34259in" svg:width="11.07986in" svg:height="3.99074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Comportement des zombies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Choix du/des rôles des personnages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Initialisation du plateau de jeu, de ces cases, des survivants.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Mise en place des tours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Apparition des zombies après chaque ouverture de porte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6" draw:style-name="a575" draw:master-page-name="Master1-Layout6-titleOnly-Title-Only" presentation:presentation-page-layout-name="Master1-PPL6" draw:id="Slide-261">
        <draw:frame draw:id="id121" presentation:style-name="a578" draw:name="Titre 1" svg:x="0.72717in" svg:y="0.11872in" svg:width="11.07986in" svg:height="1.59259in" presentation:class="title" presentation:placeholder="false">
          <draw:text-box>
            <text:p text:style-name="a577" text:class-names="" text:cond-style-name=""><text:span text:style-name="a576" text:class-names="">Modélisation</text:span></text:p>
          </draw:text-box>
          <svg:title/>
          <svg:desc/>
        </draw:frame>
        <draw:frame draw:id="id122" draw:style-name="a581" draw:name="ZoneTexte 3" svg:x="4.3379in" svg:y="2.14612in" svg:width="3.55936in" svg:height="0.50488in">
          <draw:text-box>
            <text:p text:style-name="a580" text:class-names="" text:cond-style-name=""><text:span text:style-name="a579" text:class-names="">Plateau de jeu</text:span></text:p>
          </draw:text-box>
          <svg:title/>
          <svg:desc/>
        </draw:frame>
        <draw:frame draw:id="id123" draw:style-name="a584" draw:name="ZoneTexte 4" svg:x="5.13699in" svg:y="3.61872in" svg:width="1.93836in" svg:height="0.50488in">
          <draw:text-box>
            <text:p text:style-name="a583" text:class-names="" text:cond-style-name=""><text:span text:style-name="a582" text:class-names="">Cases</text:span></text:p>
          </draw:text-box>
          <svg:title/>
          <svg:desc/>
        </draw:frame>
        <draw:frame draw:id="id124" draw:style-name="a587" draw:name="ZoneTexte 5" svg:x="5.2169in" svg:y="5.04566in" svg:width="1.78995in" svg:height="0.50488in">
          <draw:text-box>
            <text:p text:style-name="a586" text:class-names="" text:cond-style-name=""><text:span text:style-name="a585" text:class-names="">Acteur</text:span></text:p>
          </draw:text-box>
          <svg:title/>
          <svg:desc/>
        </draw:frame>
        <draw:frame draw:id="id125" draw:style-name="a590" draw:name="ZoneTexte 6" svg:x="10.22243in" svg:y="4.18966in" svg:width="1.57306in" svg:height="0.50488in">
          <draw:text-box>
            <text:p text:style-name="a589" text:class-names="" text:cond-style-name=""><text:span text:style-name="a588" text:class-names="">Actions</text:span></text:p>
          </draw:text-box>
          <svg:title/>
          <svg:desc/>
        </draw:frame>
        <draw:frame draw:id="id126" draw:style-name="a593" draw:name="ZoneTexte 7" svg:x="10.21689in" svg:y="5.70776in" svg:width="1.76712in" svg:height="0.50488in">
          <draw:text-box>
            <text:p text:style-name="a592" text:class-names="" text:cond-style-name=""><text:span text:style-name="a591" text:class-names="">Rôles</text:span></text:p>
          </draw:text-box>
          <svg:title/>
          <svg:desc/>
        </draw:frame>
        <draw:frame draw:id="id127" draw:style-name="a597" draw:name="ZoneTexte 8" svg:x="0.4452in" svg:y="4.121in" svg:width="3in" svg:height="0.50488in">
          <draw:text-box>
            <text:p text:style-name="a596" text:class-names="" text:cond-style-name=""><text:span text:style-name="a594" text:class-names="">Equipement</text:span><text:span text:style-name="a595" text:class-names=""/></text:p>
          </draw:text-box>
          <svg:title/>
          <svg:desc/>
        </draw:frame>
        <draw:frame draw:id="id128" draw:style-name="a600" draw:name="ZoneTexte 9" svg:x="0.45662in" svg:y="5.46803in" svg:width="3in" svg:height="0.50488in">
          <draw:text-box>
            <text:p text:style-name="a599" text:class-names="" text:cond-style-name=""><text:span text:style-name="a598" text:class-names="">Armes<text:s text:c="1"/></text:span></text:p>
          </draw:text-box>
          <svg:title/>
          <svg:desc/>
        </draw:frame>
        <draw:connector draw:type="line" svg:x1="6.08448in" svg:y1="2.84247in" svg:x2="6.08448in" svg:y2="3.5274in" draw:id="id129" draw:style-name="a602" draw:name="Connecteur droit avec flèche 12">
          <svg:title/>
          <svg:desc/>
        </draw:connector>
        <draw:connector draw:type="line" svg:x1="6.09589in" svg:y1="4.29224in" svg:x2="6.08447in" svg:y2="4.96575in" draw:id="id130" draw:style-name="a604" draw:name="Connecteur droit avec flèche 13">
          <svg:title/>
          <svg:desc/>
        </draw:connector>
        <draw:connector draw:type="standard" svg:x1="6.27636in" svg:y1="5.96427in" svg:x2="7.4441in" svg:y2="6.84428in" draw:id="id131" draw:style-name="a606" draw:name="Connecteur : en angle 16">
          <svg:title/>
          <svg:desc/>
        </draw:connector>
        <draw:connector draw:type="line" svg:x1="5.11415in" svg:y1="4.37215in" svg:x2="3.1621in" svg:y2="4.38356in" draw:id="id132" draw:style-name="a608" draw:name="Connecteur droit avec flèche 17">
          <svg:title/>
          <svg:desc/>
        </draw:connector>
        <draw:connector draw:type="line" svg:x1="1.89498in" svg:y1="4.7032in" svg:x2="1.90639in" svg:y2="5.37671in" draw:id="id133" draw:style-name="a610" draw:name="Connecteur droit avec flèche 18">
          <svg:title/>
          <svg:desc/>
        </draw:connector>
        <draw:frame draw:id="id134" draw:style-name="a613" draw:name="ZoneTexte 19" svg:x="3.03653in" svg:y="6.54109in" svg:width="1.92694in" svg:height="0.50488in">
          <draw:text-box>
            <text:p text:style-name="a612" text:class-names="" text:cond-style-name=""><text:span text:style-name="a611" text:class-names="">Survivants</text:span></text:p>
          </draw:text-box>
          <svg:title/>
          <svg:desc/>
        </draw:frame>
        <draw:frame draw:id="id135" draw:style-name="a616" draw:name="ZoneTexte 20" svg:x="7.2032in" svg:y="6.54109in" svg:width="1.92694in" svg:height="0.50488in">
          <draw:text-box>
            <text:p text:style-name="a615" text:class-names="" text:cond-style-name=""><text:span text:style-name="a614" text:class-names="">Zombies</text:span></text:p>
          </draw:text-box>
          <svg:title/>
          <svg:desc/>
        </draw:frame>
        <draw:connector draw:type="standard" svg:x1="5.94665in" svg:y1="5.9589in" svg:x2="5.02703in" svg:y2="6.82648in" draw:id="id136" draw:style-name="a618" draw:name="Connecteur : en angle 21">
          <svg:title/>
          <svg:desc/>
        </draw:connector>
        <draw:connector draw:type="curve" svg:x1="7.11187in" svg:y1="5.28539in" svg:x2="9.84018in" svg:y2="4.39498in" draw:id="id137" draw:style-name="a620" draw:name="Connecteur : en arc 26">
          <svg:title/>
          <svg:desc/>
        </draw:connector>
        <draw:connector draw:type="curve" svg:x1="7.2032in" svg:y1="5.46804in" svg:x2="9.84018in" svg:y2="6.08447in" draw:id="id138" draw:style-name="a622" draw:name="Connecteur : en arc 27">
          <svg:title/>
          <svg:desc/>
        </draw:connector>
      </draw:page>
      <draw:page draw:name="Slide10" draw:style-name="a624" draw:master-page-name="Master1-Layout2-obj-Title-and-Content" presentation:presentation-page-layout-name="Master1-PPL2" draw:id="Slide-265">
        <draw:frame draw:id="id139" presentation:style-name="a627" draw:name="Titre 1" svg:x="0.75in" svg:y="0.66667in" svg:width="11.07986in" svg:height="1.59259in" presentation:class="title" presentation:placeholder="false">
          <draw:text-box>
            <text:p text:style-name="a626" text:class-names="" text:cond-style-name=""><text:span text:style-name="a625" text:class-names="">Choix de modélisation <text:s text:c="1"/></text:span></text:p>
          </draw:text-box>
          <svg:title/>
          <svg:desc/>
        </draw:frame>
        <draw:frame draw:id="id140" presentation:style-name="a655" draw:name="Sous-titre 2" svg:x="1.12671in" svg:y="2.9362in" svg:width="11.07986in" svg:height="3.99074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Création des portes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Initialisation du plateau du jeu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Modélisation des rôles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Cohérence cases/plateau de jeu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Modélisation des actions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7" draw:style-name="a657" draw:master-page-name="Master1-Layout2-obj-Title-and-Content" presentation:presentation-page-layout-name="Master1-PPL2" draw:id="Slide-262">
        <draw:frame draw:id="id141" presentation:style-name="a661" draw:name="Title 1" svg:x="0.75in" svg:y="0.66667in" svg:width="11.07986in" svg:height="1.59259in" presentation:class="title" presentation:placeholder="false">
          <draw:text-box>
            <text:p text:style-name="a660" text:class-names="" text:cond-style-name=""><text:span text:style-name="a658" text:class-names="">EN QUOI A MODÉLISATION PERMET DES EXTENSIONS?</text:span><text:span text:style-name="a659" text:class-names=""/></text:p>
          </draw:text-box>
          <svg:title/>
          <svg:desc/>
        </draw:frame>
        <draw:frame draw:id="id142" presentation:style-name="a722" draw:name="Content Placeholder 2" svg:x="0.75in" svg:y="2.25681in" svg:width="11.07986in" svg:height="4.8485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62" text:class-names="">Utilisation</text:span><text:span text:style-name="a663" text:class-names=""> du </text:span><text:span text:style-name="a664" text:class-names="">Polymorphisme</text:span><text:span text:style-name="a665" text:class-names=""> :</text:span><text:span text:style-name="a666" text:class-names=""> </text:span><text:span text:style-name="a667" text:class-names="">Mise </text:span><text:span text:style-name="a668" text:class-names="">en</text:span><text:span text:style-name="a669" text:class-names=""> </text:span><text:span text:style-name="a670" text:class-names="">œuvre</text:span><text:span text:style-name="a671" text:class-names=""> du </text:span><text:span text:style-name="a672" text:class-names="">polymorphisme</text:span><text:span text:style-name="a673" text:class-names=""> pour la </text:span><text:span text:style-name="a674" text:class-names="">flexibilité</text:span><text:span text:style-name="a675" text:class-names="">.</text:span></text:p>
              </text:list-item>
            </text:list>
            <text:list text:style-name="a693">
              <text:list-item>
                <text:p text:style-name="a692" text:class-names="" text:cond-style-name=""><text:span text:style-name="a678" text:class-names="">Concentration sur </text:span><text:span text:style-name="a679" text:class-names="">l'Abstraction</text:span><text:span text:style-name="a680" text:class-names=""> : </text:span><text:span text:style-name="a681" text:class-names="">Abstraction des </text:span><text:span text:style-name="a682" text:class-names="">détails</text:span><text:span text:style-name="a683" text:class-names=""> pour </text:span><text:span text:style-name="a684" text:class-names="">ajouter</text:span><text:span text:style-name="a685" text:class-names=""> de </text:span><text:span text:style-name="a686" text:class-names="">nouvelles</text:span><text:span text:style-name="a687" text:class-names=""> </text:span><text:span text:style-name="a688" text:class-names="">fonctionnalités</text:span><text:span text:style-name="a689" text:class-names=""> </text:span><text:span text:style-name="a690" text:class-names="">facilement</text:span><text:span text:style-name="a691" text:class-names="">.</text:span></text:p>
              </text:list-item>
            </text:list>
            <text:list text:style-name="a708">
              <text:list-item>
                <text:p text:style-name="a707" text:class-names="" text:cond-style-name=""><text:span text:style-name="a694" text:class-names="">Réutilisabilité</text:span><text:span text:style-name="a695" text:class-names=""> du Code :</text:span><text:span text:style-name="a696" text:class-names=""> </text:span><text:span text:style-name="a697" text:class-names="">Utilisation</text:span><text:span text:style-name="a698" text:class-names=""> de </text:span><text:span text:style-name="a699" text:class-names="">l'héritage</text:span><text:span text:style-name="a700" text:class-names=""> et du </text:span><text:span text:style-name="a701" text:class-names="">polymorphisme</text:span><text:span text:style-name="a702" text:class-names=""> pour </text:span><text:span text:style-name="a703" text:class-names="">éviter</text:span><text:span text:style-name="a704" text:class-names=""> les </text:span><text:span text:style-name="a705" text:class-names="">répétitions</text:span><text:span text:style-name="a706" text:class-names="">.</text:span></text:p>
              </text:list-item>
            </text:list>
            <text:list text:style-name="a721">
              <text:list-item>
                <text:p text:style-name="a720" text:class-names="" text:cond-style-name=""><text:span text:style-name="a709" text:class-names="">Gestion des Exceptions :</text:span><text:span text:style-name="a710" text:class-names=""> Inclusion de la gestion des </text:span><text:span text:style-name="a711" text:class-names="">erreurs</text:span><text:span text:style-name="a712" text:class-names=""> pour </text:span><text:span text:style-name="a713" text:class-names="">gérer</text:span><text:span text:style-name="a714" text:class-names=""> </text:span><text:span text:style-name="a715" text:class-names="">efficacement</text:span><text:span text:style-name="a716" text:class-names=""> les </text:span><text:span text:style-name="a717" text:class-names="">problèmes</text:span><text:span text:style-name="a718" text:class-names="">.</text:span><text:span text:style-name="a719" text:class-names=""/></text:p>
              </text:list-item>
            </text:list>
          </draw:text-box>
          <svg:title/>
          <svg:desc/>
        </draw:frame>
      </draw:page>
      <draw:page draw:name="Slide3" draw:style-name="a724" draw:master-page-name="Master1-Layout2-obj-Title-and-Content" presentation:presentation-page-layout-name="Master1-PPL2" draw:id="Slide-258">
        <draw:frame draw:id="id143" presentation:style-name="a729" draw:name="Titre 1" svg:x="0.75in" svg:y="0.66667in" svg:width="11.07986in" svg:height="1.59259in" presentation:class="title" presentation:placeholder="false">
          <draw:text-box>
            <text:p text:style-name="a728" text:class-names="" text:cond-style-name=""><text:span text:style-name="a725" text:class-names="">    DIFFICULT</text:span><text:span text:style-name="a726" text:class-names="">ÉS QU'On A rencontrés</text:span><text:span text:style-name="a727" text:class-names=""/></text:p>
          </draw:text-box>
          <svg:title/>
          <svg:desc/>
        </draw:frame>
        <draw:frame draw:id="id144" presentation:style-name="a749" draw:name="Espace réservé du contenu 2" svg:x="0.75in" svg:y="2.12247in" svg:width="11.34716in" svg:height="4.54105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0" text:class-names="">- Création de portes entre les cellules.</text:span><text:span text:style-name="a731" text:class-names=""/></text:p>
              </text:list-item>
            </text:list>
            <text:list text:style-name="a737">
              <text:list-item>
                <text:p text:style-name="a736" text:class-names="" text:cond-style-name=""><text:span text:style-name="a734" text:class-names="">- Multiplicité des rôles pour les survivants.</text:span><text:span text:style-name="a735" text:class-names=""/></text:p>
              </text:list-item>
            </text:list>
            <text:list text:style-name="a741">
              <text:list-item>
                <text:p text:style-name="a740" text:class-names="" text:cond-style-name=""><text:span text:style-name="a738" text:class-names="">-Interaction des survivants avec les équipements.</text:span><text:span text:style-name="a739" text:class-names=""/></text:p>
              </text:list-item>
            </text:list>
            <text:list text:style-name="a745">
              <text:list-item>
                <text:p text:style-name="a744" text:class-names="" text:cond-style-name=""><text:span text:style-name="a742" text:class-names="">- La mise en place finale des tours </text:span><text:span text:style-name="a743" text:class-names=""/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</draw:text-box>
          <svg:title/>
          <svg:desc/>
        </draw:frame>
      </draw:page>
      <draw:page draw:name="Slide8" draw:style-name="a751" draw:master-page-name="Master1-Layout2-obj-Title-and-Content" presentation:presentation-page-layout-name="Master1-PPL2" draw:id="Slide-263">
        <draw:frame draw:id="id145" presentation:style-name="a755" draw:name="Titre 1" svg:x="0.76573in" svg:y="0.27359in" svg:width="11.23709in" svg:height="1.71838in" presentation:class="title" presentation:placeholder="false">
          <draw:text-box>
            <text:p text:style-name="a754" text:class-names="" text:cond-style-name=""><text:span text:style-name="a752" text:class-names="">fonctionnement adopté en équipe</text:span><text:span text:style-name="a753" text:class-names=""/></text:p>
          </draw:text-box>
          <svg:title/>
          <svg:desc/>
        </draw:frame>
        <draw:frame draw:id="id146" presentation:style-name="a799" draw:name="Espace réservé du contenu 2" svg:x="0.76572in" svg:y="1.53377in" svg:width="11.06414in" svg:height="5.97187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6" text:class-names="">Début : Utilisation d'UML pour diviser les taches</text:span><text:span text:style-name="a757" text:class-names=""/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  <text:list text:style-name="a766">
              <text:list-item>
                <text:p text:style-name="a765" text:class-names="" text:cond-style-name=""><text:span text:style-name="a763" text:class-names="">Problèmes : UML obsolètes, nécessitant des corrections constantes.</text:span><text:span text:style-name="a764" text:class-names=""/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Organisation : Difficulté à tenir des réunions en personne en raison des emplois du temps chargés</text:span></text:p>
              </text:list-item>
            </text:list>
            <text:list text:style-name="a776">
              <text:list-item>
                <text:p text:style-name="a775" text:class-names="" text:cond-style-name=""><text:span text:style-name="a773" text:class-names="">     Nous avons donc décidé d'adopter une approche plus centralisée, où chacun contribuait autant que possible                     pendant  son temps libre.</text:span><text:span text:style-name="a774" text:class-names=""/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Communication : Utilisation d'un groupe WhatsApp pour partager des idées et effectuer des tests simultanés.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Algorithme : Développé collectivement avec des ajustements continus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  <text:list text:style-name="a792">
              <text:list-item>
                <text:p text:style-name="a791" text:class-names="" text:cond-style-name=""><text:span text:style-name="a789" text:class-names="">Résultat : Collaboration efficace malgré les contraintes individuelles, progression collective dans le projet.</text:span><text:span text:style-name="a790" text:class-names=""/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</draw:text-box>
          <svg:title/>
          <svg:desc/>
        </draw:frame>
      </draw:page>
      <draw:page draw:name="Slide9" draw:style-name="a801" draw:master-page-name="Master1-Layout2-obj-Title-and-Content" presentation:presentation-page-layout-name="Master1-PPL2" draw:id="Slide-264">
        <draw:frame draw:id="id147" presentation:style-name="a805" draw:name="Titre 1" svg:x="0.75in" svg:y="0.66667in" svg:width="11.07986in" svg:height="1.59259in" presentation:class="title" presentation:placeholder="false">
          <draw:text-box>
            <text:p text:style-name="a804" text:class-names="" text:cond-style-name=""><text:span text:style-name="a802" text:class-names="">BILAN </text:span><text:span text:style-name="a803" text:class-names=""/></text:p>
          </draw:text-box>
          <svg:title/>
          <svg:desc/>
        </draw:frame>
        <draw:frame draw:id="id148" presentation:style-name="a835" draw:name="Espace réservé du contenu 2" svg:x="1.21804in" svg:y="2.74214in" svg:width="11.07986in" svg:height="3.99074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Travail en groupe</text:span></text:p>
              </text:list-item>
            </text:list>
            <text:list text:style-name="a812">
              <text:list-item>
                <text:p text:style-name="a811" text:class-names="" text:cond-style-name=""><text:span text:style-name="a809" text:class-names="">Approfondissement de nos  connaissance en  Java</text:span><text:span text:style-name="a810" text:class-names=""/></text:p>
              </text:list-item>
            </text:list>
            <text:list text:style-name="a816">
              <text:list-item>
                <text:p text:style-name="a815" text:class-names="" text:cond-style-name=""><text:span text:style-name="a813" text:class-names="">Structuration du projet en utilisant les UML</text:span><text:span text:style-name="a814" text:class-names=""/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Débogage des différents erreurs 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Expérience avec git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4.33333in" svg:y="2.14815in" svg:width="7.87153in" svg:height="2.64815in"/>
      <presentation:placeholder presentation:object="subtitle" svg:x="4.33333in" svg:y="4.79629in" svg:width="7.87153in" svg:height="1.53704in"/>
      <presentation:placeholder presentation:object="date-time" svg:x="9.76876in" svg:y="6.42014in" svg:width="1.75in" svg:height="0.41319in"/>
      <presentation:placeholder presentation:object="footer" svg:x="4.33333in" svg:y="6.42014in" svg:width="5.3521in" svg:height="0.41319in"/>
      <presentation:placeholder presentation:object="page-number" svg:x="11.6021in" svg:y="6.42014in" svg:width="0.60276in" svg:height="0.41319in"/>
    </style:presentation-page-layout>
    <style:presentation-page-layout style:name="Master1-PPL2" style:display-name="Title and Content">
      <presentation:placeholder presentation:object="title" svg:x="0.75in" svg:y="0.66667in" svg:width="11.07986in" svg:height="1.59259in"/>
      <presentation:placeholder presentation:object="object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3" style:display-name="Section Header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4" style:display-name="Two Content">
      <presentation:placeholder presentation:object="title" svg:x="0.75in" svg:y="0.66667in" svg:width="11.07986in" svg:height="1.59259in"/>
      <presentation:placeholder presentation:object="object" svg:x="0.75in" svg:y="2.34259in" svg:width="5.46296in" svg:height="3.99074in"/>
      <presentation:placeholder presentation:object="object" svg:x="6.3669in" svg:y="2.34259in" svg:width="5.4629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5" style:display-name="Comparison">
      <presentation:placeholder presentation:object="title" svg:x="0.75in" svg:y="0.66667in" svg:width="11.07986in" svg:height="1.59259in"/>
      <presentation:placeholder presentation:object="outline" svg:x="1.06482in" svg:y="2.42593in" svg:width="5.14988in" svg:height="0.63021in"/>
      <presentation:placeholder presentation:object="object" svg:x="0.75in" svg:y="3.13889in" svg:width="5.4647in" svg:height="3.19444in"/>
      <presentation:placeholder presentation:object="outline" svg:x="6.66667in" svg:y="2.43519in" svg:width="5.16493in" svg:height="0.63021in"/>
      <presentation:placeholder presentation:object="object" svg:x="6.36864in" svg:y="3.13889in" svg:width="5.46296in" svg:height="3.1944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6" style:display-name="Title Only">
      <presentation:placeholder presentation:object="title" svg:x="0.75in" svg:y="0.66667in" svg:width="11.07986in" svg:height="1.59259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7" style:display-name="Blank"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8" style:display-name="Content with Caption">
      <presentation:placeholder presentation:object="title" svg:x="0.75in" svg:y="2.26852in" svg:width="4.02546in" svg:height="1.5in"/>
      <presentation:placeholder presentation:object="object" svg:x="5.08333in" svg:y="0.66667in" svg:width="6.74653in" svg:height="5.66667in"/>
      <presentation:placeholder presentation:object="outline" svg:x="0.75in" svg:y="3.76852in" svg:width="4.02546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9" style:display-name="Picture with Caption">
      <presentation:placeholder presentation:object="title" svg:x="0.75in" svg:y="1.75in" svg:width="6.74175in" svg:height="1.5in"/>
      <presentation:placeholder presentation:object="graphic" svg:x="8.24175in" svg:y="1in" svg:width="3.58812in" svg:height="5in"/>
      <presentation:placeholder presentation:object="outline" svg:x="0.75in" svg:y="3.25in" svg:width="6.74175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0" style:display-name="Panoramic Picture with Caption">
      <presentation:placeholder presentation:object="title" svg:x="0.75in" svg:y="5.17592in" svg:width="11.07986in" svg:height="0.61979in"/>
      <presentation:placeholder presentation:object="graphic" svg:x="1.5in" svg:y="1.01937in" svg:width="9.57986in" svg:height="3.46126in"/>
      <presentation:placeholder presentation:object="outline" svg:x="0.75in" svg:y="5.79572in" svg:width="11.07986in" svg:height="0.5399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1" style:display-name="Title and Caption">
      <presentation:placeholder presentation:object="title" svg:x="0.75in" svg:y="0.66667in" svg:width="11.07986in" svg:height="3.4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2" style:display-name="Quote with Caption">
      <presentation:placeholder presentation:object="title" svg:x="1.08516in" svg:y="0.66667in" svg:width="10.44444in" svg:height="3in"/>
      <presentation:placeholder presentation:object="outline" svg:x="1.20065in" svg:y="3.66667in" svg:width="10.21346in" svg:height="0.41667in"/>
      <presentation:placeholder presentation:object="outline" svg:x="0.75182in" svg:y="4.75in" svg:width="11.1027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3" style:display-name="Name Card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4" style:display-name="Quote Name Card">
      <presentation:placeholder presentation:object="title" svg:x="1.08516in" svg:y="0.66667in" svg:width="10.44444in" svg:height="3in"/>
      <presentation:placeholder presentation:object="outline" svg:x="0.75in" svg:y="4.25in" svg:width="11.08425in" svg:height="0.97222in"/>
      <presentation:placeholder presentation:object="outline" svg:x="0.75in" svg:y="5.22222in" svg:width="11.08425in" svg:height="1.11111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5" style:display-name="True or False">
      <presentation:placeholder presentation:object="title" svg:x="0.75in" svg:y="0.66667in" svg:width="11.07986in" svg:height="3in"/>
      <presentation:placeholder presentation:object="outline" svg:x="0.75in" svg:y="3.83333in" svg:width="11.07986in" svg:height="0.9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6" style:display-name="Title and Vertical Text">
      <presentation:placeholder presentation:object="title" svg:x="0.75in" svg:y="0.66667in" svg:width="11.07986in" svg:height="1.59259in"/>
      <presentation:placeholder presentation:object="outline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7" style:display-name="Vertical Title and Text">
      <presentation:placeholder presentation:object="title" svg:x="9.46924in" svg:y="0.66667in" svg:width="2.36062in" svg:height="5.66667in"/>
      <presentation:placeholder presentation:object="outline" svg:x="0.75in" svg:y="0.66667in" svg:width="8.56531in" svg:height="5.66667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style style:family="graphic" style:name="Graphics"/>
    <style:default-style style:family="graphic">
      <style:graphic-properties draw:fill="solid" draw:fill-color="#e5b458" draw:opacity="100%" draw:stroke="solid" svg:stroke-width="0.02083in" svg:stroke-color="#604a20" svg:stroke-opacity="100%" svg:stroke-linecap="round"/>
    </style:default-style>
    <draw:fill-image draw:name="a88" xlink:href="media/image1.jpeg" xlink:show="embed" xlink:actuate="onLoad"/>
    <draw:fill-image draw:name="a54" xlink:href="media/image1.jpeg" xlink:show="embed" xlink:actuate="onLoad"/>
    <draw:fill-image draw:name="a656" xlink:href="media/image1.jpeg" xlink:show="embed" xlink:actuate="onLoad"/>
    <draw:fill-image draw:name="a472" xlink:href="media/image1.jpeg" xlink:show="embed" xlink:actuate="onLoad"/>
    <draw:fill-image draw:name="a623" xlink:href="media/image1.jpeg" xlink:show="embed" xlink:actuate="onLoad"/>
    <draw:fill-image draw:name="a338" xlink:href="media/image1.jpeg" xlink:show="embed" xlink:actuate="onLoad"/>
    <draw:fill-image draw:name="a0" xlink:href="media/image1.jpeg" xlink:show="embed" xlink:actuate="onLoad"/>
    <draw:fill-image draw:name="a446" xlink:href="media/image1.jpeg" xlink:show="embed" xlink:actuate="onLoad"/>
    <draw:fill-image draw:name="a217" xlink:href="media/image1.jpeg" xlink:show="embed" xlink:actuate="onLoad"/>
    <draw:fill-image draw:name="a550" xlink:href="media/image1.jpeg" xlink:show="embed" xlink:actuate="onLoad"/>
    <draw:fill-image draw:name="a506" xlink:href="media/image1.jpeg" xlink:show="embed" xlink:actuate="onLoad"/>
    <draw:fill-image draw:name="a414" xlink:href="media/image1.jpeg" xlink:show="embed" xlink:actuate="onLoad"/>
    <draw:fill-image draw:name="a750" xlink:href="media/image1.jpeg" xlink:show="embed" xlink:actuate="onLoad"/>
    <draw:fill-image draw:name="a235" xlink:href="media/image1.jpeg" xlink:show="embed" xlink:actuate="onLoad"/>
    <draw:fill-image draw:name="a723" xlink:href="media/image1.jpeg" xlink:show="embed" xlink:actuate="onLoad"/>
    <draw:fill-image draw:name="a110" xlink:href="media/image1.jpeg" xlink:show="embed" xlink:actuate="onLoad"/>
    <draw:fill-image draw:name="a574" xlink:href="media/image1.jpeg" xlink:show="embed" xlink:actuate="onLoad"/>
    <draw:fill-image draw:name="a250" xlink:href="media/image1.jpeg" xlink:show="embed" xlink:actuate="onLoad"/>
    <draw:fill-image draw:name="a288" xlink:href="media/image1.jpeg" xlink:show="embed" xlink:actuate="onLoad"/>
    <draw:fill-image draw:name="a540" xlink:href="media/image1.jpeg" xlink:show="embed" xlink:actuate="onLoad"/>
    <draw:fill-image draw:name="a33" xlink:href="media/image1.jpeg" xlink:show="embed" xlink:actuate="onLoad"/>
    <draw:fill-image draw:name="a160" xlink:href="media/image1.jpeg" xlink:show="embed" xlink:actuate="onLoad"/>
    <draw:fill-image draw:name="a392" xlink:href="media/image1.jpeg" xlink:show="embed" xlink:actuate="onLoad"/>
    <draw:fill-image draw:name="a313" xlink:href="media/image1.jpeg" xlink:show="embed" xlink:actuate="onLoad"/>
    <draw:fill-image draw:name="a360" xlink:href="media/image1.jpeg" xlink:show="embed" xlink:actuate="onLoad"/>
    <draw:fill-image draw:name="a800" xlink:href="media/image1.jpeg" xlink:show="embed" xlink:actuate="onLoad"/>
    <draw:marker draw:name="a607" svg:viewBox="0 0 20 30" svg:d="m10 0-10 30h20z"/>
    <draw:marker draw:name="a619" svg:viewBox="0 0 20 30" svg:d="m10 0-10 30h20z"/>
    <draw:marker draw:name="a601" svg:viewBox="0 0 20 30" svg:d="m10 0-10 30h20z"/>
    <draw:marker draw:name="a609" svg:viewBox="0 0 20 30" svg:d="m10 0-10 30h20z"/>
    <draw:marker draw:name="a603" svg:viewBox="0 0 20 30" svg:d="m10 0-10 30h20z"/>
    <draw:marker draw:name="a621" svg:viewBox="0 0 20 30" svg:d="m10 0-10 30h20z"/>
    <draw:marker draw:name="a605" svg:viewBox="0 0 20 30" svg:d="m10 0-10 30h20z"/>
    <draw:marker draw:name="a617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bitmap" draw:fill-image-name="a3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5" style:parent-style-name="Graphics">
      <style:graphic-properties draw:fill="none" draw:stroke="none"/>
    </style:style>
    <style:style style:family="text" style:name="a3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bitmap" draw:fill-image-name="a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bitmap" draw:fill-image-name="a21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 style:parent-style-name="Graphics">
      <style:graphic-properties draw:fill="none" draw:stroke="non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center"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" style:parent-style-name="Graphics">
      <style:graphic-properties draw:fill="none" draw:stroke="non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">
      <style:drawing-page-properties draw:fill="bitmap" draw:fill-image-name="a1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2" style:parent-style-name="Graphics">
      <style:graphic-properties draw:fill="none" draw:stroke="non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9">
      <style:drawing-page-properties draw:fill="bitmap" draw:fill-image-name="a3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7">
      <style:drawing-page-properties draw:fill="bitmap" draw:fill-image-name="a4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 style:parent-style-name="Graphics">
      <style:graphic-properties draw:fill="none" draw:stroke="none"/>
    </style:style>
    <style:style style:family="paragraph" style:name="a12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bitmap" draw:fill-image-name="a2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7" style:parent-style-name="Graphics">
      <style:graphic-properties draw:fill="none" draw:stroke="none"/>
    </style:style>
    <style:style style:family="graphic" style:name="a340" style:parent-style-name="Graphics">
      <style:graphic-properties draw:fill="none" draw:stroke="non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1">
      <style:drawing-page-properties draw:fill="bitmap" draw:fill-image-name="a2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2" style:parent-style-name="Graphics">
      <style:graphic-properties draw:fill="none" draw:stroke="none"/>
    </style:style>
    <style:style style:family="text" style:name="a2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1">
      <style:drawing-page-properties draw:fill="bitmap" draw:fill-image-name="a3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 style:parent-style-name="Graphics">
      <style:graphic-properties draw:fill="none" draw:stroke="none"/>
    </style:style>
    <style:style style:family="text" style:name="a3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bitmap" draw:fill-image-name="a4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4" style:parent-style-name="Graphics">
      <style:graphic-properties draw:fill="none" draw:stroke="none"/>
    </style:style>
    <style:style style:family="text" style:name="a4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">
      <style:drawing-page-properties draw:fill="bitmap" draw:fill-image-name="a1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9">
      <style:drawing-page-properties draw:fill="bitmap" draw:fill-image-name="a2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bitmap" draw:fill-image-name="a39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4" style:parent-style-name="Graphics">
      <style:graphic-properties draw:fill="none" draw:stroke="non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0" style:parent-style-name="Graphics">
      <style:graphic-properties draw:fill="none" draw:stroke="non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center"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bitmap" draw:fill-image-name="a33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5" style:parent-style-name="Graphics">
      <style:graphic-properties draw:fill="none" draw:stroke="none"/>
    </style:style>
    <style:style style:family="text" style:name="a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bitmap" draw:fill-image-name="a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" style:parent-style-name="Graphics">
      <style:graphic-properties draw:fill="none" draw:stroke="non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7">
      <style:drawing-page-properties draw:fill="bitmap" draw:fill-image-name="a5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8" style:parent-style-name="Graphics">
      <style:graphic-properties draw:fill="none" draw:stroke="none"/>
    </style:style>
    <style:style style:family="text" style:name="a5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bitmap" draw:fill-image-name="a4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6" style:parent-style-name="Graphics">
      <style:graphic-properties draw:fill="none" draw:stroke="non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4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4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0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8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0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2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2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2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9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3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28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13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6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54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1875in" text:min-label-width="0.3125in"/>
      </text:list-level-style-number>
      <text:list-level-style-number text:level="3" style:num-format="" style:num-list-format-name="">
        <style:list-level-properties text:space-before="0.6875in" text:min-label-width="0.3125in"/>
      </text:list-level-style-number>
      <text:list-level-style-number text:level="4" style:num-format="" style:num-list-format-name="">
        <style:list-level-properties text:space-before="1.0625in" text:min-label-width="0.3125in"/>
      </text:list-level-style-number>
      <text:list-level-style-number text:level="5" style:num-format="" style:num-list-format-name="">
        <style:list-level-properties text:space-before="1.5625in" text:min-label-width="0.3125in"/>
      </text:list-level-style-number>
      <text:list-level-style-number text:level="6" style:num-format="" style:num-list-format-name="">
        <style:list-level-properties text:space-before="2.125in" text:min-label-width="0.3125in"/>
      </text:list-level-style-number>
      <text:list-level-style-number text:level="7" style:num-format="" style:num-list-format-name="">
        <style:list-level-properties text:space-before="2.625in" text:min-label-width="0.3125in"/>
      </text:list-level-style-number>
      <text:list-level-style-number text:level="8" style:num-format="" style:num-list-format-name="">
        <style:list-level-properties text:space-before="3.125in" text:min-label-width="0.3125in"/>
      </text:list-level-style-number>
      <text:list-level-style-number text:level="9" style:num-format="" style:num-list-format-name="">
        <style:list-level-properties text:space-before="3.625in" text:min-label-width="0.3125in"/>
      </text:list-level-style-number>
    </text:list-style>
    <text:list-style style:name="a11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elestial" style:page-layout-name="pageLayout1" draw:style-name="a1">
      <draw:frame draw:id="id0" presentation:style-name="a4" draw:name="Title Placeholder 1" svg:x="0.75in" svg:y="0.66667in" svg:width="11.07986in" svg:height="1.59259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0.75in" svg:y="2.34259in" svg:width="11.07986in" svg:height="3.9907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9.39377in" svg:y="6.42014in" svg:width="1.75in" svg:height="0.41319in" presentation:class="date-time" presentation:placeholder="false">
        <draw:text-box>
          <text:p text:style-name="a24" text:class-names="" text:cond-style-name=""><text:span text:style-name="a21" text:class-names=""><text:date text:fixed="false" style:data-style-name="a22">5/12/2024</text:date></text:span><text:span text:style-name="a23" text:class-names=""/></text:p>
        </draw:text-box>
        <svg:title/>
        <svg:desc/>
      </draw:frame>
      <draw:frame draw:id="id3" presentation:style-name="a28" draw:name="Footer Placeholder 4" svg:x="0.75in" svg:y="6.42014in" svg:width="8.56043in" svg:height="0.41319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2" draw:name="Slide Number Placeholder 5" svg:x="11.2271in" svg:y="6.42014in" svg:width="0.60276in" svg:height="0.41319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>‹#›</text:page-number></text:span><text:span text:style-name="a30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draw:style-name="a35" draw:name="Picture 6" svg:x="0in" svg:y="0in" svg:width="13.32986in" svg:height="7.49805in" style:rel-width="scale" style:rel-height="scale">
        <draw:image xlink:href="media/image2.png" xlink:type="simple" xlink:show="embed" xlink:actuate="onLoad"/>
        <svg:title/>
        <svg:desc>Celestia-R1---OverlayTitleHD.png</svg:desc>
      </draw:frame>
      <draw:frame draw:id="id6" presentation:style-name="a38" draw:name="Title 1" svg:x="4.33333in" svg:y="2.14815in" svg:width="7.87153in" svg:height="2.64815in" presentation:class="title" presentation:placeholder="false">
        <draw:text-box>
          <text:p text:style-name="a37" text:class-names="" text:cond-style-name=""><text:span text:style-name="a36" text:class-names="">Click to edit Master title style</text:span></text:p>
        </draw:text-box>
        <svg:title/>
        <svg:desc/>
      </draw:frame>
      <draw:frame draw:id="id7" presentation:style-name="a41" draw:name="Subtitle 2" svg:x="4.33333in" svg:y="4.79629in" svg:width="7.87153in" svg:height="1.53704in" presentation:class="subtitle" presentation:placeholder="false">
        <draw:text-box>
          <text:p text:style-name="a40" text:class-names="" text:cond-style-name=""><text:span text:style-name="a39" text:class-names="">Click to edit Master subtitle style</text:span></text:p>
        </draw:text-box>
        <svg:title/>
        <svg:desc/>
      </draw:frame>
      <draw:frame draw:id="id8" presentation:style-name="a46" draw:name="Date Placeholder 3" svg:x="9.76876in" svg:y="6.42014in" svg:width="1.75in" svg:height="0.41319in" presentation:class="date-time" presentation:placeholder="false">
        <draw:text-box>
          <text:p text:style-name="a45" text:class-names="" text:cond-style-name=""><text:span text:style-name="a42" text:class-names=""><text:date text:fixed="false" style:data-style-name="a43">5/12/2024</text:date></text:span><text:span text:style-name="a44" text:class-names=""/></text:p>
        </draw:text-box>
        <svg:title/>
        <svg:desc/>
      </draw:frame>
      <draw:frame draw:id="id9" presentation:style-name="a49" draw:name="Footer Placeholder 4" svg:x="4.33333in" svg:y="6.42014in" svg:width="5.3521in" svg:height="0.41319in" presentation:class="footer" presentation:placeholder="false">
        <draw:text-box>
          <text:p text:style-name="a48" text:class-names="" text:cond-style-name=""><text:span text:style-name="a47" text:class-names=""/></text:p>
        </draw:text-box>
        <svg:title/>
        <svg:desc/>
      </draw:frame>
      <draw:frame draw:id="id10" presentation:style-name="a53" draw:name="Slide Number Placeholder 5" svg:x="11.6021in" svg:y="6.42014in" svg:width="0.60276in" svg:height="0.41319in" presentation:class="page-number" presentation:placeholder="false">
        <draw:text-box>
          <text:p text:style-name="a52" text:class-names="" text:cond-style-name=""><text:span text:style-name="a50" text:class-names=""><text:page-number style:num-format="1" text:fixed="false">‹#›</text:page-number></text:span><text:span text:style-name="a51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1" draw:style-name="a56" draw:name="Picture 6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12" presentation:style-name="a59" draw:name="Title 1" svg:x="0.75in" svg:y="0.66667in" svg:width="11.07986in" svg:height="1.59259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13" presentation:style-name="a75" draw:name="Content Placeholder 2" svg:x="0.75in" svg:y="2.34259in" svg:width="11.07986in" svg:height="3.99074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list text:style-name="a74">
                            <text:list-item>
                              <text:p text:style-name="a73" text:class-names="" text:cond-style-name=""><text:span text:style-name="a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80" draw:name="Date Placeholder 3" svg:x="9.39377in" svg:y="6.42014in" svg:width="1.75in" svg:height="0.41319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5/12/2024</text:date></text:span><text:span text:style-name="a78" text:class-names=""/></text:p>
        </draw:text-box>
        <svg:title/>
        <svg:desc/>
      </draw:frame>
      <draw:frame draw:id="id15" presentation:style-name="a83" draw:name="Footer Placeholder 4" svg:x="0.75in" svg:y="6.42014in" svg:width="8.56043in" svg:height="0.41319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6" presentation:style-name="a87" draw:name="Slide Number Placeholder 5" svg:x="11.2271in" svg:y="6.42014in" svg:width="0.60276in" svg:height="0.41319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#›</text:page-number></text:span><text:span text:style-name="a85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7" draw:style-name="a90" draw:name="Picture 6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18" presentation:style-name="a93" draw:name="Title 1" svg:x="0.75in" svg:y="3.61831in" svg:width="11.07986in" svg:height="1.6063in" presentation:class="title" presentation:placeholder="false">
        <draw:text-box>
          <text:p text:style-name="a92" text:class-names="" text:cond-style-name=""><text:span text:style-name="a91" text:class-names="">Click to edit Master title style</text:span></text:p>
        </draw:text-box>
        <svg:title/>
        <svg:desc/>
      </draw:frame>
      <draw:frame draw:id="id19" presentation:style-name="a97" draw:name="Text Placeholder 2" svg:x="0.75in" svg:y="5.22461in" svg:width="11.07986in" svg:height="0.94094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20" presentation:style-name="a102" draw:name="Date Placeholder 3" svg:x="9.39377in" svg:y="6.42014in" svg:width="1.75in" svg:height="0.41319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5/12/2024</text:date></text:span><text:span text:style-name="a100" text:class-names=""/></text:p>
        </draw:text-box>
        <svg:title/>
        <svg:desc/>
      </draw:frame>
      <draw:frame draw:id="id21" presentation:style-name="a105" draw:name="Footer Placeholder 4" svg:x="0.75in" svg:y="6.42014in" svg:width="8.56043in" svg:height="0.41319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22" presentation:style-name="a109" draw:name="Slide Number Placeholder 5" svg:x="11.2271in" svg:y="6.42014in" svg:width="0.60276in" svg:height="0.41319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1">
      <draw:frame draw:id="id23" draw:style-name="a112" draw:name="Picture 7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24" presentation:style-name="a115" draw:name="Title 1" svg:x="0.75in" svg:y="0.66667in" svg:width="11.07986in" svg:height="1.59259in" presentation:class="title" presentation:placeholder="false">
        <draw:text-box>
          <text:p text:style-name="a114" text:class-names="" text:cond-style-name=""><text:span text:style-name="a113" text:class-names="">Click to edit Master title style</text:span></text:p>
        </draw:text-box>
        <svg:title/>
        <svg:desc/>
      </draw:frame>
      <draw:frame draw:id="id25" presentation:style-name="a131" draw:name="Content Placeholder 2" svg:x="0.75in" svg:y="2.34259in" svg:width="5.46296in" svg:height="3.99074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ck to edit Master text styles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Second level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47" draw:name="Content Placeholder 3" svg:x="6.3669in" svg:y="2.34259in" svg:width="5.46296in" svg:height="3.99074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2" draw:name="Date Placeholder 4" svg:x="9.39377in" svg:y="6.42014in" svg:width="1.75in" svg:height="0.41319in" presentation:class="date-time" presentation:placeholder="false">
        <draw:text-box>
          <text:p text:style-name="a151" text:class-names="" text:cond-style-name=""><text:span text:style-name="a148" text:class-names=""><text:date text:fixed="false" style:data-style-name="a149">5/12/2024</text:date></text:span><text:span text:style-name="a150" text:class-names=""/></text:p>
        </draw:text-box>
        <svg:title/>
        <svg:desc/>
      </draw:frame>
      <draw:frame draw:id="id28" presentation:style-name="a155" draw:name="Footer Placeholder 5" svg:x="0.75in" svg:y="6.42014in" svg:width="8.56043in" svg:height="0.41319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29" presentation:style-name="a159" draw:name="Slide Number Placeholder 6" svg:x="11.2271in" svg:y="6.42014in" svg:width="0.60276in" svg:height="0.41319in" presentation:class="page-number" presentation:placeholder="false">
        <draw:text-box>
          <text:p text:style-name="a158" text:class-names="" text:cond-style-name=""><text:span text:style-name="a156" text:class-names=""><text:page-number style:num-format="1" text:fixed="false">‹#›</text:page-number></text:span><text:span text:style-name="a157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30" presentation:style-name="a164" draw:name="Title 1" svg:x="0.75in" svg:y="0.66667in" svg:width="11.07986in" svg:height="1.59259in" presentation:class="title" presentation:placeholder="false">
        <draw:text-box>
          <text:p text:style-name="a163" text:class-names="" text:cond-style-name=""><text:span text:style-name="a162" text:class-names="">Click to edit Master title style</text:span></text:p>
        </draw:text-box>
        <svg:title/>
        <svg:desc/>
      </draw:frame>
      <draw:frame draw:id="id31" presentation:style-name="a168" draw:name="Text Placeholder 2" svg:x="1.06482in" svg:y="2.42593in" svg:width="5.14988in" svg:height="0.63021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2" presentation:style-name="a184" draw:name="Content Placeholder 3" svg:x="0.75in" svg:y="3.13889in" svg:width="5.4647in" svg:height="3.19444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88" draw:name="Text Placeholder 4" svg:x="6.66667in" svg:y="2.43519in" svg:width="5.16493in" svg:height="0.63021in" presentation:class="outline" presentation:placeholder="false">
        <draw:text-box>
          <text:list text:style-name="a187">
            <text:list-item>
              <text:p text:style-name="a186" text:class-names="" text:cond-style-name=""><text:span text:style-name="a185" text:class-names="">CLICK TO EDIT MASTER TEXT STYLES</text:span></text:p>
            </text:list-item>
          </text:list>
        </draw:text-box>
        <svg:title/>
        <svg:desc/>
      </draw:frame>
      <draw:frame draw:id="id34" presentation:style-name="a204" draw:name="Content Placeholder 5" svg:x="6.36864in" svg:y="3.13889in" svg:width="5.46296in" svg:height="3.19444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09" draw:name="Date Placeholder 6" svg:x="9.39377in" svg:y="6.42014in" svg:width="1.75in" svg:height="0.41319in" presentation:class="date-time" presentation:placeholder="false">
        <draw:text-box>
          <text:p text:style-name="a208" text:class-names="" text:cond-style-name=""><text:span text:style-name="a205" text:class-names=""><text:date text:fixed="false" style:data-style-name="a206">5/12/2024</text:date></text:span><text:span text:style-name="a207" text:class-names=""/></text:p>
        </draw:text-box>
        <svg:title/>
        <svg:desc/>
      </draw:frame>
      <draw:frame draw:id="id36" presentation:style-name="a212" draw:name="Footer Placeholder 7" svg:x="0.75in" svg:y="6.42014in" svg:width="8.56043in" svg:height="0.41319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37" presentation:style-name="a216" draw:name="Slide Number Placeholder 8" svg:x="11.2271in" svg:y="6.42014in" svg:width="0.60276in" svg:height="0.41319in" presentation:class="page-number" presentation:placeholder="false">
        <draw:text-box>
          <text:p text:style-name="a215" text:class-names="" text:cond-style-name=""><text:span text:style-name="a213" text:class-names=""><text:page-number style:num-format="1" text:fixed="false">‹#›</text:page-number></text:span><text:span text:style-name="a214" text:class-names=""/></text:p>
        </draw:text-box>
        <svg:title/>
        <svg:desc/>
      </draw:frame>
    </style:master-page>
    <style:master-page style:name="Master1-Layout6-titleOnly-Title-Only" style:page-layout-name="pageLayout1" draw:style-name="a218">
      <draw:frame draw:id="id38" draw:style-name="a219" draw:name="Picture 5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39" presentation:style-name="a222" draw:name="Title 1" svg:x="0.75in" svg:y="0.66667in" svg:width="11.07986in" svg:height="1.59259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40" presentation:style-name="a227" draw:name="Date Placeholder 2" svg:x="9.39377in" svg:y="6.42014in" svg:width="1.75in" svg:height="0.41319in" presentation:class="date-time" presentation:placeholder="false">
        <draw:text-box>
          <text:p text:style-name="a226" text:class-names="" text:cond-style-name=""><text:span text:style-name="a223" text:class-names=""><text:date text:fixed="false" style:data-style-name="a224">5/12/2024</text:date></text:span><text:span text:style-name="a225" text:class-names=""/></text:p>
        </draw:text-box>
        <svg:title/>
        <svg:desc/>
      </draw:frame>
      <draw:frame draw:id="id41" presentation:style-name="a230" draw:name="Footer Placeholder 3" svg:x="0.75in" svg:y="6.42014in" svg:width="8.56043in" svg:height="0.41319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2" presentation:style-name="a234" draw:name="Slide Number Placeholder 4" svg:x="11.2271in" svg:y="6.42014in" svg:width="0.60276in" svg:height="0.41319in" presentation:class="page-number" presentation:placeholder="false">
        <draw:text-box>
          <text:p text:style-name="a233" text:class-names="" text:cond-style-name=""><text:span text:style-name="a231" text:class-names=""><text:page-number style:num-format="1" text:fixed="false">‹#›</text:page-number></text:span><text:span text:style-name="a232" text:class-names=""/></text:p>
        </draw:text-box>
        <svg:title/>
        <svg:desc/>
      </draw:frame>
    </style:master-page>
    <style:master-page style:name="Master1-Layout7-blank-Blank" style:page-layout-name="pageLayout1" draw:style-name="a236">
      <draw:frame draw:id="id43" draw:style-name="a237" draw:name="Picture 4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44" presentation:style-name="a242" draw:name="Date Placeholder 1" svg:x="9.39377in" svg:y="6.42014in" svg:width="1.75in" svg:height="0.41319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5/12/2024</text:date></text:span><text:span text:style-name="a240" text:class-names=""/></text:p>
        </draw:text-box>
        <svg:title/>
        <svg:desc/>
      </draw:frame>
      <draw:frame draw:id="id45" presentation:style-name="a245" draw:name="Footer Placeholder 2" svg:x="0.75in" svg:y="6.42014in" svg:width="8.56043in" svg:height="0.41319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6" presentation:style-name="a249" draw:name="Slide Number Placeholder 3" svg:x="11.2271in" svg:y="6.42014in" svg:width="0.60276in" svg:height="0.41319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1">
      <draw:frame draw:id="id47" draw:style-name="a252" draw:name="Picture 7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48" presentation:style-name="a255" draw:name="Title 1" svg:x="0.75in" svg:y="2.26852in" svg:width="4.02546in" svg:height="1.5in" presentation:class="title" presentation:placeholder="false">
        <draw:text-box>
          <text:p text:style-name="a254" text:class-names="" text:cond-style-name=""><text:span text:style-name="a253" text:class-names="">Click to edit Master title style</text:span></text:p>
        </draw:text-box>
        <svg:title/>
        <svg:desc/>
      </draw:frame>
      <draw:frame draw:id="id49" presentation:style-name="a271" draw:name="Content Placeholder 2" svg:x="5.08333in" svg:y="0.66667in" svg:width="6.74653in" svg:height="5.66667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cond le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hird le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75" draw:name="Text Placeholder 3" svg:x="0.75in" svg:y="3.76852in" svg:width="4.02546in" svg:height="2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51" presentation:style-name="a280" draw:name="Date Placeholder 4" svg:x="9.39377in" svg:y="6.42014in" svg:width="1.75in" svg:height="0.41319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5/12/2024</text:date></text:span><text:span text:style-name="a278" text:class-names=""/></text:p>
        </draw:text-box>
        <svg:title/>
        <svg:desc/>
      </draw:frame>
      <draw:frame draw:id="id52" presentation:style-name="a283" draw:name="Footer Placeholder 5" svg:x="0.75in" svg:y="6.42014in" svg:width="8.56043in" svg:height="0.41319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53" presentation:style-name="a287" draw:name="Slide Number Placeholder 6" svg:x="11.2271in" svg:y="6.42014in" svg:width="0.60276in" svg:height="0.41319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9">
      <draw:frame draw:id="id54" draw:style-name="a290" draw:name="Picture 7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55" presentation:style-name="a293" draw:name="Title 1" svg:x="0.75in" svg:y="1.75in" svg:width="6.74175in" svg:height="1.5in" presentation:class="title" presentation:placeholder="false">
        <draw:text-box>
          <text:p text:style-name="a292" text:class-names="" text:cond-style-name=""><text:span text:style-name="a291" text:class-names="">Click to edit Master title style</text:span></text:p>
        </draw:text-box>
        <svg:title/>
        <svg:desc/>
      </draw:frame>
      <draw:frame draw:id="id56" presentation:style-name="a296" draw:name="Picture Placeholder 2" svg:x="8.24175in" svg:y="1in" svg:width="3.58812in" svg:height="5in" presentation:class="graphic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57" presentation:style-name="a300" draw:name="Text Placeholder 3" svg:x="0.75in" svg:y="3.25in" svg:width="6.74175in" svg:height="2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8" presentation:style-name="a305" draw:name="Date Placeholder 4" svg:x="9.39377in" svg:y="6.42014in" svg:width="1.75in" svg:height="0.41319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5/12/2024</text:date></text:span><text:span text:style-name="a303" text:class-names=""/></text:p>
        </draw:text-box>
        <svg:title/>
        <svg:desc/>
      </draw:frame>
      <draw:frame draw:id="id59" presentation:style-name="a308" draw:name="Footer Placeholder 5" svg:x="0.75in" svg:y="6.42014in" svg:width="8.56043in" svg:height="0.41319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60" presentation:style-name="a312" draw:name="Slide Number Placeholder 6" svg:x="11.2271in" svg:y="6.42014in" svg:width="0.60276in" svg:height="0.41319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314">
      <draw:frame draw:id="id61" draw:style-name="a315" draw:name="Picture 7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62" presentation:style-name="a318" draw:name="Title 1" svg:x="0.75in" svg:y="5.17592in" svg:width="11.07986in" svg:height="0.61979in" presentation:class="title" presentation:placeholder="false">
        <draw:text-box>
          <text:p text:style-name="a317" text:class-names="" text:cond-style-name=""><text:span text:style-name="a316" text:class-names="">Click to edit Master title style</text:span></text:p>
        </draw:text-box>
        <svg:title/>
        <svg:desc/>
      </draw:frame>
      <draw:frame draw:id="id63" presentation:style-name="a321" draw:name="Picture Placeholder 2" svg:x="1.5in" svg:y="1.01937in" svg:width="9.57986in" svg:height="3.46126in" presentation:class="graphic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64" presentation:style-name="a325" draw:name="Text Placeholder 3" svg:x="0.75in" svg:y="5.79572in" svg:width="11.07986in" svg:height="0.53993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</draw:text-box>
        <svg:title/>
        <svg:desc/>
      </draw:frame>
      <draw:frame draw:id="id65" presentation:style-name="a330" draw:name="Date Placeholder 4" svg:x="9.39377in" svg:y="6.42014in" svg:width="1.75in" svg:height="0.41319in" presentation:class="date-time" presentation:placeholder="false">
        <draw:text-box>
          <text:p text:style-name="a329" text:class-names="" text:cond-style-name=""><text:span text:style-name="a326" text:class-names=""><text:date text:fixed="false" style:data-style-name="a327">5/12/2024</text:date></text:span><text:span text:style-name="a328" text:class-names=""/></text:p>
        </draw:text-box>
        <svg:title/>
        <svg:desc/>
      </draw:frame>
      <draw:frame draw:id="id66" presentation:style-name="a333" draw:name="Footer Placeholder 5" svg:x="0.75in" svg:y="6.42014in" svg:width="8.56043in" svg:height="0.41319in" presentation:class="footer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67" presentation:style-name="a337" draw:name="Slide Number Placeholder 6" svg:x="11.2271in" svg:y="6.42014in" svg:width="0.60276in" svg:height="0.41319in" presentation:class="page-number" presentation:placeholder="false">
        <draw:text-box>
          <text:p text:style-name="a336" text:class-names="" text:cond-style-name=""><text:span text:style-name="a334" text:class-names=""><text:page-number style:num-format="1" text:fixed="false">‹#›</text:page-number></text:span><text:span text:style-name="a335" text:class-names=""/></text:p>
        </draw:text-box>
        <svg:title/>
        <svg:desc/>
      </draw:frame>
    </style:master-page>
    <style:master-page style:name="Master1-Layout11-cust-Title-and-Caption" style:page-layout-name="pageLayout1" draw:style-name="a339">
      <draw:frame draw:id="id68" draw:style-name="a340" draw:name="Picture 6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69" presentation:style-name="a343" draw:name="Title 1" svg:x="0.75in" svg:y="0.66667in" svg:width="11.07986in" svg:height="3.41667in" presentation:class="title" presentation:placeholder="false">
        <draw:text-box>
          <text:p text:style-name="a342" text:class-names="" text:cond-style-name=""><text:span text:style-name="a341" text:class-names="">Click to edit Master title style</text:span></text:p>
        </draw:text-box>
        <svg:title/>
        <svg:desc/>
      </draw:frame>
      <draw:frame draw:id="id70" presentation:style-name="a347" draw:name="Text Placeholder 2" svg:x="0.75in" svg:y="4.75in" svg:width="11.07986in" svg:height="1.58333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</draw:text-box>
        <svg:title/>
        <svg:desc/>
      </draw:frame>
      <draw:frame draw:id="id71" presentation:style-name="a352" draw:name="Date Placeholder 3" svg:x="9.39377in" svg:y="6.42014in" svg:width="1.75in" svg:height="0.41319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>5/12/2024</text:date></text:span><text:span text:style-name="a350" text:class-names=""/></text:p>
        </draw:text-box>
        <svg:title/>
        <svg:desc/>
      </draw:frame>
      <draw:frame draw:id="id72" presentation:style-name="a355" draw:name="Footer Placeholder 4" svg:x="0.75in" svg:y="6.42014in" svg:width="8.56043in" svg:height="0.41319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3" presentation:style-name="a359" draw:name="Slide Number Placeholder 5" svg:x="11.2271in" svg:y="6.42014in" svg:width="0.60276in" svg:height="0.41319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>‹#›</text:page-number></text:span><text:span text:style-name="a357" text:class-names=""/></text:p>
        </draw:text-box>
        <svg:title/>
        <svg:desc/>
      </draw:frame>
    </style:master-page>
    <style:master-page style:name="Master1-Layout12-cust-Quote-with-Caption" style:page-layout-name="pageLayout1" draw:style-name="a361">
      <draw:frame draw:id="id74" draw:style-name="a362" draw:name="Picture 10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75" draw:style-name="a365" draw:name="TextBox 11" svg:x="11.19627in" svg:y="3in" svg:width="0.66667in" svg:height="0.63952in">
        <draw:text-box>
          <text:p text:style-name="a364" text:class-names="" text:cond-style-name=""><text:span text:style-name="a363" text:class-names="">”</text:span></text:p>
        </draw:text-box>
        <svg:title/>
        <svg:desc/>
      </draw:frame>
      <draw:frame draw:id="id76" draw:style-name="a368" draw:name="TextBox 12" svg:x="0.53398in" svg:y="0.90041in" svg:width="0.66667in" svg:height="0.63952in">
        <draw:text-box>
          <text:p text:style-name="a367" text:class-names="" text:cond-style-name=""><text:span text:style-name="a366" text:class-names="">“</text:span></text:p>
        </draw:text-box>
        <svg:title/>
        <svg:desc/>
      </draw:frame>
      <draw:frame draw:id="id77" presentation:style-name="a371" draw:name="Title 1" svg:x="1.08516in" svg:y="0.66667in" svg:width="10.44444in" svg:height="3in" presentation:class="title" presentation:placeholder="false">
        <draw:text-box>
          <text:p text:style-name="a370" text:class-names="" text:cond-style-name=""><text:span text:style-name="a369" text:class-names="">Click to edit Master title style</text:span></text:p>
        </draw:text-box>
        <svg:title/>
        <svg:desc/>
      </draw:frame>
      <draw:frame draw:id="id78" presentation:style-name="a375" draw:name="Text Placeholder 9" svg:x="1.20065in" svg:y="3.66667in" svg:width="10.21346in" svg:height="0.41667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Click to edit Master text styles</text:span></text:p>
            </text:list-item>
          </text:list>
        </draw:text-box>
        <svg:title/>
        <svg:desc/>
      </draw:frame>
      <draw:frame draw:id="id79" presentation:style-name="a379" draw:name="Text Placeholder 2" svg:x="0.75182in" svg:y="4.75in" svg:width="11.10276in" svg:height="1.58333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Click to edit Master text styles</text:span></text:p>
            </text:list-item>
          </text:list>
        </draw:text-box>
        <svg:title/>
        <svg:desc/>
      </draw:frame>
      <draw:frame draw:id="id80" presentation:style-name="a384" draw:name="Date Placeholder 3" svg:x="9.39377in" svg:y="6.42014in" svg:width="1.75in" svg:height="0.41319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>5/12/2024</text:date></text:span><text:span text:style-name="a382" text:class-names=""/></text:p>
        </draw:text-box>
        <svg:title/>
        <svg:desc/>
      </draw:frame>
      <draw:frame draw:id="id81" presentation:style-name="a387" draw:name="Footer Placeholder 4" svg:x="0.75in" svg:y="6.42014in" svg:width="8.56043in" svg:height="0.41319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82" presentation:style-name="a391" draw:name="Slide Number Placeholder 5" svg:x="11.2271in" svg:y="6.42014in" svg:width="0.60276in" svg:height="0.41319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>‹#›</text:page-number></text:span><text:span text:style-name="a389" text:class-names=""/></text:p>
        </draw:text-box>
        <svg:title/>
        <svg:desc/>
      </draw:frame>
    </style:master-page>
    <style:master-page style:name="Master1-Layout13-cust-Name-Card" style:page-layout-name="pageLayout1" draw:style-name="a393">
      <draw:frame draw:id="id83" draw:style-name="a394" draw:name="Picture 6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84" presentation:style-name="a397" draw:name="Title 1" svg:x="0.75in" svg:y="3.61831in" svg:width="11.07986in" svg:height="1.6063in" presentation:class="title" presentation:placeholder="false">
        <draw:text-box>
          <text:p text:style-name="a396" text:class-names="" text:cond-style-name=""><text:span text:style-name="a395" text:class-names="">Click to edit Master title style</text:span></text:p>
        </draw:text-box>
        <svg:title/>
        <svg:desc/>
      </draw:frame>
      <draw:frame draw:id="id85" presentation:style-name="a401" draw:name="Text Placeholder 2" svg:x="0.75in" svg:y="5.22461in" svg:width="11.07986in" svg:height="0.94094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</draw:text-box>
        <svg:title/>
        <svg:desc/>
      </draw:frame>
      <draw:frame draw:id="id86" presentation:style-name="a406" draw:name="Date Placeholder 3" svg:x="9.39377in" svg:y="6.42014in" svg:width="1.75in" svg:height="0.41319in" presentation:class="date-time" presentation:placeholder="false">
        <draw:text-box>
          <text:p text:style-name="a405" text:class-names="" text:cond-style-name=""><text:span text:style-name="a402" text:class-names=""><text:date text:fixed="false" style:data-style-name="a403">5/12/2024</text:date></text:span><text:span text:style-name="a404" text:class-names=""/></text:p>
        </draw:text-box>
        <svg:title/>
        <svg:desc/>
      </draw:frame>
      <draw:frame draw:id="id87" presentation:style-name="a409" draw:name="Footer Placeholder 4" svg:x="0.75in" svg:y="6.42014in" svg:width="8.56043in" svg:height="0.41319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88" presentation:style-name="a413" draw:name="Slide Number Placeholder 5" svg:x="11.2271in" svg:y="6.42014in" svg:width="0.60276in" svg:height="0.41319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>‹#›</text:page-number></text:span><text:span text:style-name="a411" text:class-names=""/></text:p>
        </draw:text-box>
        <svg:title/>
        <svg:desc/>
      </draw:frame>
    </style:master-page>
    <style:master-page style:name="Master1-Layout14-cust-Quote-Name-Card" style:page-layout-name="pageLayout1" draw:style-name="a415">
      <draw:frame draw:id="id89" draw:style-name="a416" draw:name="Picture 10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90" draw:style-name="a419" draw:name="TextBox 12" svg:x="11.19627in" svg:y="3in" svg:width="0.66667in" svg:height="0.63952in">
        <draw:text-box>
          <text:p text:style-name="a418" text:class-names="" text:cond-style-name=""><text:span text:style-name="a417" text:class-names="">”</text:span></text:p>
        </draw:text-box>
        <svg:title/>
        <svg:desc/>
      </draw:frame>
      <draw:frame draw:id="id91" draw:style-name="a422" draw:name="TextBox 13" svg:x="0.53398in" svg:y="0.90041in" svg:width="0.66667in" svg:height="0.63952in">
        <draw:text-box>
          <text:p text:style-name="a421" text:class-names="" text:cond-style-name=""><text:span text:style-name="a420" text:class-names="">“</text:span></text:p>
        </draw:text-box>
        <svg:title/>
        <svg:desc/>
      </draw:frame>
      <draw:frame draw:id="id92" presentation:style-name="a425" draw:name="Title 1" svg:x="1.08516in" svg:y="0.66667in" svg:width="10.44444in" svg:height="3in" presentation:class="title" presentation:placeholder="false">
        <draw:text-box>
          <text:p text:style-name="a424" text:class-names="" text:cond-style-name=""><text:span text:style-name="a423" text:class-names="">Click to edit Master title style</text:span></text:p>
        </draw:text-box>
        <svg:title/>
        <svg:desc/>
      </draw:frame>
      <draw:frame draw:id="id93" presentation:style-name="a429" draw:name="Text Placeholder 9" svg:x="0.75in" svg:y="4.25in" svg:width="11.08425in" svg:height="0.97222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>Click to edit Master text styles</text:span></text:p>
            </text:list-item>
          </text:list>
        </draw:text-box>
        <svg:title/>
        <svg:desc/>
      </draw:frame>
      <draw:frame draw:id="id94" presentation:style-name="a433" draw:name="Text Placeholder 2" svg:x="0.75in" svg:y="5.22222in" svg:width="11.08425in" svg:height="1.11111in" presentation:class="outline" presentation:placeholder="false">
        <draw:text-box>
          <text:list text:style-name="a432">
            <text:list-item>
              <text:p text:style-name="a431" text:class-names="" text:cond-style-name=""><text:span text:style-name="a430" text:class-names="">Click to edit Master text styles</text:span></text:p>
            </text:list-item>
          </text:list>
        </draw:text-box>
        <svg:title/>
        <svg:desc/>
      </draw:frame>
      <draw:frame draw:id="id95" presentation:style-name="a438" draw:name="Date Placeholder 3" svg:x="9.39377in" svg:y="6.42014in" svg:width="1.75in" svg:height="0.41319in" presentation:class="date-time" presentation:placeholder="false">
        <draw:text-box>
          <text:p text:style-name="a437" text:class-names="" text:cond-style-name=""><text:span text:style-name="a434" text:class-names=""><text:date text:fixed="false" style:data-style-name="a435">5/12/2024</text:date></text:span><text:span text:style-name="a436" text:class-names=""/></text:p>
        </draw:text-box>
        <svg:title/>
        <svg:desc/>
      </draw:frame>
      <draw:frame draw:id="id96" presentation:style-name="a441" draw:name="Footer Placeholder 4" svg:x="0.75in" svg:y="6.42014in" svg:width="8.56043in" svg:height="0.41319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97" presentation:style-name="a445" draw:name="Slide Number Placeholder 5" svg:x="11.2271in" svg:y="6.42014in" svg:width="0.60276in" svg:height="0.41319in" presentation:class="page-number" presentation:placeholder="false">
        <draw:text-box>
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</draw:text-box>
        <svg:title/>
        <svg:desc/>
      </draw:frame>
    </style:master-page>
    <style:master-page style:name="Master1-Layout15-cust-True-or-False" style:page-layout-name="pageLayout1" draw:style-name="a447">
      <draw:frame draw:id="id98" draw:style-name="a448" draw:name="Picture 7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99" presentation:style-name="a451" draw:name="Title 1" svg:x="0.75in" svg:y="0.66667in" svg:width="11.07986in" svg:height="3in" presentation:class="title" presentation:placeholder="false">
        <draw:text-box>
          <text:p text:style-name="a450" text:class-names="" text:cond-style-name=""><text:span text:style-name="a449" text:class-names="">Click to edit Master title style</text:span></text:p>
        </draw:text-box>
        <svg:title/>
        <svg:desc/>
      </draw:frame>
      <draw:frame draw:id="id100" presentation:style-name="a455" draw:name="Text Placeholder 9" svg:x="0.75in" svg:y="3.83333in" svg:width="11.07986in" svg:height="0.91667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Click to edit Master text styles</text:span></text:p>
            </text:list-item>
          </text:list>
        </draw:text-box>
        <svg:title/>
        <svg:desc/>
      </draw:frame>
      <draw:frame draw:id="id101" presentation:style-name="a459" draw:name="Text Placeholder 2" svg:x="0.75in" svg:y="4.75in" svg:width="11.07986in" svg:height="1.58333in" presentation:class="outline" presentation:placeholder="false">
        <draw:text-box>
          <text:list text:style-name="a458">
            <text:list-item>
              <text:p text:style-name="a457" text:class-names="" text:cond-style-name=""><text:span text:style-name="a456" text:class-names="">Click to edit Master text styles</text:span></text:p>
            </text:list-item>
          </text:list>
        </draw:text-box>
        <svg:title/>
        <svg:desc/>
      </draw:frame>
      <draw:frame draw:id="id102" presentation:style-name="a464" draw:name="Date Placeholder 3" svg:x="9.39377in" svg:y="6.42014in" svg:width="1.75in" svg:height="0.41319in" presentation:class="date-time" presentation:placeholder="false">
        <draw:text-box>
          <text:p text:style-name="a463" text:class-names="" text:cond-style-name=""><text:span text:style-name="a460" text:class-names=""><text:date text:fixed="false" style:data-style-name="a461">5/12/2024</text:date></text:span><text:span text:style-name="a462" text:class-names=""/></text:p>
        </draw:text-box>
        <svg:title/>
        <svg:desc/>
      </draw:frame>
      <draw:frame draw:id="id103" presentation:style-name="a467" draw:name="Footer Placeholder 4" svg:x="0.75in" svg:y="6.42014in" svg:width="8.56043in" svg:height="0.41319in" presentation:class="footer" presentation:placeholder="false">
        <draw:text-box>
          <text:p text:style-name="a466" text:class-names="" text:cond-style-name=""><text:span text:style-name="a465" text:class-names=""/></text:p>
        </draw:text-box>
        <svg:title/>
        <svg:desc/>
      </draw:frame>
      <draw:frame draw:id="id104" presentation:style-name="a471" draw:name="Slide Number Placeholder 5" svg:x="11.2271in" svg:y="6.42014in" svg:width="0.60276in" svg:height="0.41319in" presentation:class="page-number" presentation:placeholder="false">
        <draw:text-box>
          <text:p text:style-name="a470" text:class-names="" text:cond-style-name=""><text:span text:style-name="a468" text:class-names=""><text:page-number style:num-format="1" text:fixed="false">‹#›</text:page-number></text:span><text:span text:style-name="a469" text:class-names=""/></text:p>
        </draw:text-box>
        <svg:title/>
        <svg:desc/>
      </draw:frame>
    </style:master-page>
    <style:master-page style:name="Master1-Layout16-vertTx-Title-and-Vertical-Text" style:page-layout-name="pageLayout1" draw:style-name="a473">
      <draw:frame draw:id="id105" draw:style-name="a474" draw:name="Picture 6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106" presentation:style-name="a477" draw:name="Title 1" svg:x="0.75in" svg:y="0.66667in" svg:width="11.07986in" svg:height="1.59259in" presentation:class="title" presentation:placeholder="false">
        <draw:text-box>
          <text:p text:style-name="a476" text:class-names="" text:cond-style-name=""><text:span text:style-name="a475" text:class-names="">Click to edit Master title style</text:span></text:p>
        </draw:text-box>
        <svg:title/>
        <svg:desc/>
      </draw:frame>
      <draw:frame draw:id="id107" presentation:style-name="a493" draw:name="Vertical Text Placeholder 2" svg:x="0.75in" svg:y="2.34259in" svg:width="11.07986in" svg:height="3.99074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Click to edit Master text styles</text:span></text:p>
            </text:list-item>
          </text:list>
          <text:list text:style-name="a483">
            <text:list-item>
              <text:list text:style-name="a483">
                <text:list-item>
                  <text:p text:style-name="a482" text:class-names="" text:cond-style-name=""><text:span text:style-name="a481" text:class-names="">Second level</text:span></text:p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p text:style-name="a485" text:class-names="" text:cond-style-name=""><text:span text:style-name="a484" text:class-names="">Third level</text:span></text:p>
                    </text:list-item>
                  </text:list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list text:style-name="a489">
                        <text:list-item>
                          <text:p text:style-name="a488" text:class-names="" text:cond-style-name=""><text:span text:style-name="a4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list text:style-name="a492">
                            <text:list-item>
                              <text:p text:style-name="a491" text:class-names="" text:cond-style-name=""><text:span text:style-name="a4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98" draw:name="Date Placeholder 3" svg:x="9.39377in" svg:y="6.42014in" svg:width="1.75in" svg:height="0.41319in" presentation:class="date-time" presentation:placeholder="false">
        <draw:text-box>
          <text:p text:style-name="a497" text:class-names="" text:cond-style-name=""><text:span text:style-name="a494" text:class-names=""><text:date text:fixed="false" style:data-style-name="a495">5/12/2024</text:date></text:span><text:span text:style-name="a496" text:class-names=""/></text:p>
        </draw:text-box>
        <svg:title/>
        <svg:desc/>
      </draw:frame>
      <draw:frame draw:id="id109" presentation:style-name="a501" draw:name="Footer Placeholder 4" svg:x="0.75in" svg:y="6.42014in" svg:width="8.56043in" svg:height="0.41319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110" presentation:style-name="a505" draw:name="Slide Number Placeholder 5" svg:x="11.2271in" svg:y="6.42014in" svg:width="0.60276in" svg:height="0.41319in" presentation:class="page-number" presentation:placeholder="false">
        <draw:text-box>
          <text:p text:style-name="a504" text:class-names="" text:cond-style-name=""><text:span text:style-name="a502" text:class-names=""><text:page-number style:num-format="1" text:fixed="false">‹#›</text:page-number></text:span><text:span text:style-name="a503" text:class-names=""/></text:p>
        </draw:text-box>
        <svg:title/>
        <svg:desc/>
      </draw:frame>
    </style:master-page>
    <style:master-page style:name="Master1-Layout17-vertTitleAndTx-Vertical-Title-and-Text" style:page-layout-name="pageLayout1" draw:style-name="a507">
      <draw:frame draw:id="id111" draw:style-name="a508" draw:name="Picture 6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ContentHD.png</svg:desc>
      </draw:frame>
      <draw:frame draw:id="id112" presentation:style-name="a511" draw:name="Vertical Title 1" svg:x="9.46924in" svg:y="0.66667in" svg:width="2.36062in" svg:height="5.66667in" presentation:class="title" presentation:placeholder="false">
        <draw:text-box>
          <text:p text:style-name="a510" text:class-names="" text:cond-style-name=""><text:span text:style-name="a509" text:class-names="">Click to edit Master title style</text:span></text:p>
        </draw:text-box>
        <svg:title/>
        <svg:desc/>
      </draw:frame>
      <draw:frame draw:id="id113" presentation:style-name="a527" draw:name="Vertical Text Placeholder 2" svg:x="0.75in" svg:y="0.66667in" svg:width="8.56531in" svg:height="5.66667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Click to edit Master text styles</text:span></text:p>
            </text:list-item>
          </text:list>
          <text:list text:style-name="a517">
            <text:list-item>
              <text:list text:style-name="a517">
                <text:list-item>
                  <text:p text:style-name="a516" text:class-names="" text:cond-style-name=""><text:span text:style-name="a515" text:class-names="">Second level</text:span></text:p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p text:style-name="a519" text:class-names="" text:cond-style-name=""><text:span text:style-name="a518" text:class-names="">Third level</text:span></text:p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p text:style-name="a522" text:class-names="" text:cond-style-name=""><text:span text:style-name="a5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list text:style-name="a526">
                            <text:list-item>
                              <text:p text:style-name="a525" text:class-names="" text:cond-style-name=""><text:span text:style-name="a52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532" draw:name="Date Placeholder 3" svg:x="9.39377in" svg:y="6.42014in" svg:width="1.75in" svg:height="0.41319in" presentation:class="date-time" presentation:placeholder="false">
        <draw:text-box>
          <text:p text:style-name="a531" text:class-names="" text:cond-style-name=""><text:span text:style-name="a528" text:class-names=""><text:date text:fixed="false" style:data-style-name="a529">5/12/2024</text:date></text:span><text:span text:style-name="a530" text:class-names=""/></text:p>
        </draw:text-box>
        <svg:title/>
        <svg:desc/>
      </draw:frame>
      <draw:frame draw:id="id115" presentation:style-name="a535" draw:name="Footer Placeholder 4" svg:x="0.75in" svg:y="6.42014in" svg:width="8.56043in" svg:height="0.41319in" presentation:class="footer" presentation:placeholder="false">
        <draw:text-box>
          <text:p text:style-name="a534" text:class-names="" text:cond-style-name=""><text:span text:style-name="a533" text:class-names=""/></text:p>
        </draw:text-box>
        <svg:title/>
        <svg:desc/>
      </draw:frame>
      <draw:frame draw:id="id116" presentation:style-name="a539" draw:name="Slide Number Placeholder 5" svg:x="11.2271in" svg:y="6.42014in" svg:width="0.60276in" svg:height="0.41319in" presentation:class="page-number" presentation:placeholder="false">
        <draw:text-box>
          <text:p text:style-name="a538" text:class-names="" text:cond-style-name=""><text:span text:style-name="a536" text:class-names=""><text:page-number style:num-format="1" text:fixed="false">‹#›</text:page-number></text:span><text:span text:style-name="a53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/>
    <meta:creation-date>2024-05-10T13:35:44Z</meta:creation-date>
    <dc:date>2024-05-12T21:48:22Z</dc:date>
    <meta:editing-cycles>3</meta:editing-cycles>
  </office:meta>
</office:document-meta>
</file>